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Fab. Vamos a redactar la sección <text:span text:style-name="Strong_20_Emphasis">2.1. ¿Qué son los individuos?</text:span> con el tono y la profundidad del ensayo, sin repetir lo ya dicho en la introducción y sin adelantar temas que aparecerán más adelante. Esta sección debe ser <text:span text:style-name="Strong_20_Emphasis">conceptual, clara y elegante</text:span>, porque establece la base de todo lo que vendrá después.</text:p>
      <text:p text:style-name="Text_20_body">Aquí tienes una propuesta completa y pulida.</text:p>
      <text:p text:style-name="Horizontal_20_Line"/>
      <text:h text:style-name="Heading_20_1" text:outline-level="1"><text:span text:style-name="Strong_20_Emphasis">2.1. ¿Qué son los individuos?</text:span></text:h>
      <text:p text:style-name="Text_20_body">Cuando observamos la vida en su diversidad —desde una molécula que se replica hasta un organismo complejo— tendemos a pensar en los individuos como entidades completas, autosuficientes, dotadas de identidad propia. Pero en el marco que proponemos aquí, el individuo no es una entidad cerrada ni un fin en sí mismo. Es, ante todo, <text:span text:style-name="Strong_20_Emphasis">un módulo operativo dentro de un sistema mayor</text:span>, una pieza funcional cuya existencia tiene sentido únicamente en relación con el proceso que la genera.</text:p>
      <text:p text:style-name="Text_20_body">En su forma más esencial, un individuo puede definirse como <text:span text:style-name="Strong_20_Emphasis">un nodo del sistema</text:span>, un punto concreto dentro de la red de estados que la vida explora. Cada individuo representa un estado único del proceso vital: una configuración específica de información, historia y posición dentro del flujo continuo de transformaciones. No es un objeto aislado, sino un <text:span text:style-name="Strong_20_Emphasis">estado del cálculo</text:span>, una instantánea del proceso en un momento determinado.</text:p>
      <text:p text:style-name="Text_20_body">Desde esta perspectiva, el individuo es también un <text:span text:style-name="Strong_20_Emphasis">módulo</text:span>, una unidad funcional mínima que ejecuta una operación elemental. No necesita comprender el sistema, ni anticipar el futuro, ni tomar decisiones complejas. Su papel consiste en realizar una tarea simple y precisa: <text:span text:style-name="Strong_20_Emphasis">transformar su estado en los estados siguientes</text:span>. Esta operación, trivial para el individuo, es indispensable para el avance del sistema. Sin individuos, el proceso se detendría; sin su acción local, no habría exploración global.</text:p>
      <text:p text:style-name="Text_20_body">El individuo es, por tanto, una <text:span text:style-name="Strong_20_Emphasis">abstracción mínima necesaria</text:span>. No importa su forma biológica, su tamaño, su complejidad o su nivel de conciencia. Lo que importa es su función: ser un portador de memoria heredada y un generador de nuevos estados. En este sentido, una célula, una bacteria, un insecto o un mamífero cumplen la misma función esencial dentro del sistema: <text:span text:style-name="Strong_20_Emphasis">son unidades que permiten que el proceso vital avance un paso más</text:span>.</text:p>
      <text:p text:style-name="Text_20_body">Esta definición operativa nos permite ver al individuo sin adornos, sin mitos y sin atributos innecesarios. No lo reducimos a su biología, ni lo elevamos a su psicología. Lo observamos en su papel más fundamental: <text:span text:style-name="Strong_20_Emphasis">un componente del cálculo vital</text:span>, un nodo que conecta el pasado con el futuro, un puente entre lo que la vida ha sido y lo que puede llegar a ser.</text:p>
      <text:p text:style-name="Horizontal_20_Line"/>
      <text:p text:style-name="Text_20_body">Si quieres, ahora podemos avanzar con la siguiente sección: <text:span text:style-name="Strong_20_Emphasis">2.2. ¿Por qué la vida crea individuos?</text:span> o ajustar esta sección antes de continuar.</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1-04T17:26:32.116000000</meta:creation-date>
    <dc:date>2026-01-04T17:30:09.621000000</dc:date>
    <meta:editing-duration>PT3M37S</meta:editing-duration>
    <meta:editing-cycles>1</meta:editing-cycles>
    <meta:document-statistic meta:table-count="0" meta:image-count="0" meta:object-count="0" meta:page-count="1" meta:paragraph-count="9" meta:word-count="448" meta:character-count="2729" meta:non-whitespace-character-count="2290"/>
    <meta:generator>LibreOffice/7.3.5.2$Windows_X86_64 LibreOffice_project/184fe81b8c8c30d8b5082578aee2fed2ea847c01</meta:generator>
  </office:meta>
</office:document-meta>
</file>